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27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/>
          <table:table-cell table:number-columns-repeated="9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number-columns-repeated="9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6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/>
          <table:table-cell table:style-name="ce7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]=&quot;x&quot;;[.J5];IF([.C5]=&quot;x&quot;;[.K5];IF([.D5]=&quot;x&quot;;[.L5];IF([.E5]=&quot;x&quot;;[.M5];IF([.F5]=&quot;x&quot;;[.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=&quot;x&quot;;[.J6];IF([.C6]=&quot;x&quot;;[.K6];IF([.D6]=&quot;x&quot;;[.L6];IF([.E6]=&quot;x&quot;;[.M6];IF([.F6]=&quot;x&quot;;[.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7]=&quot;x&quot;;[.J7];IF([.C7]=&quot;x&quot;;[.K7];IF([.D7]=&quot;x&quot;;[.L7];IF([.E7]=&quot;x&quot;;[.M7];IF([.F7]=&quot;x&quot;;[.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8]=&quot;x&quot;;[.J8];IF([.C8]=&quot;x&quot;;[.K8];IF([.D8]=&quot;x&quot;;[.L8];IF([.E8]=&quot;x&quot;;[.M8];IF([.F8]=&quot;x&quot;;[.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9]=&quot;x&quot;;[.J9];IF([.C9]=&quot;x&quot;;[.K9];IF([.D9]=&quot;x&quot;;[.L9];IF([.E9]=&quot;x&quot;;[.M9];IF([.F9]=&quot;x&quot;;[.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=&quot;x&quot;;[.J10];IF([.C10]=&quot;x&quot;;[.K10];IF([.D10]=&quot;x&quot;;[.L10];IF([.E10]=&quot;x&quot;;[.M10];IF([.F10]=&quot;x&quot;;[.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1]=&quot;x&quot;;[.J11];IF([.C11]=&quot;x&quot;;[.K11];IF([.D11]=&quot;x&quot;;[.L11];IF([.E11]=&quot;x&quot;;[.M11];IF([.F11]=&quot;x&quot;;[.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]=&quot;x&quot;;[.J12];IF([.C12]=&quot;x&quot;;[.K12];IF([.D12]=&quot;x&quot;;[.L12];IF([.E12]=&quot;x&quot;;[.M12];IF([.F12]=&quot;x&quot;;[.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]=&quot;x&quot;;[.J13];IF([.C13]=&quot;x&quot;;[.K13];IF([.D13]=&quot;x&quot;;[.L13];IF([.E13]=&quot;x&quot;;[.M13];IF([.F13]=&quot;x&quot;;[.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4]=&quot;x&quot;;[.J14];IF([.C14]=&quot;x&quot;;[.K14];IF([.D14]=&quot;x&quot;;[.L14];IF([.E14]=&quot;x&quot;;[.M14];IF([.F14]=&quot;x&quot;;[.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5]=&quot;x&quot;;[.J15];IF([.C15]=&quot;x&quot;;[.K15];IF([.D15]=&quot;x&quot;;[.L15];IF([.E15]=&quot;x&quot;;[.M15];IF([.F15]=&quot;x&quot;;[.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&quot;x&quot;;[.J16];IF([.C16]=&quot;x&quot;;[.K16];IF([.D16]=&quot;x&quot;;[.L16];IF([.E16]=&quot;x&quot;;[.M16];IF([.F16]=&quot;x&quot;;[.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7]=&quot;x&quot;;[.J17];IF([.C17]=&quot;x&quot;;[.K17];IF([.D17]=&quot;x&quot;;[.L17];IF([.E17]=&quot;x&quot;;[.M17];IF([.F17]=&quot;x&quot;;[.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8]=&quot;x&quot;;[.J18];IF([.C18]=&quot;x&quot;;[.K18];IF([.D18]=&quot;x&quot;;[.L18];IF([.E18]=&quot;x&quot;;[.M18];IF([.F18]=&quot;x&quot;;[.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9]=&quot;x&quot;;[.J19];IF([.C19]=&quot;x&quot;;[.K19];IF([.D19]=&quot;x&quot;;[.L19];IF([.E19]=&quot;x&quot;;[.M19];IF([.F19]=&quot;x&quot;;[.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0]=&quot;x&quot;;[.J20];IF([.C20]=&quot;x&quot;;[.K20];IF([.D20]=&quot;x&quot;;[.L20];IF([.E20]=&quot;x&quot;;[.M20];IF([.F20]=&quot;x&quot;;[.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1]=&quot;x&quot;;[.J21];IF([.C21]=&quot;x&quot;;[.K21];IF([.D21]=&quot;x&quot;;[.L21];IF([.E21]=&quot;x&quot;;[.M21];IF([.F21]=&quot;x&quot;;[.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2]=&quot;x&quot;;[.J22];IF([.C22]=&quot;x&quot;;[.K22];IF([.D22]=&quot;x&quot;;[.L22];IF([.E22]=&quot;x&quot;;[.M22];IF([.F22]=&quot;x&quot;;[.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&quot;x&quot;;[.J23];IF([.C23]=&quot;x&quot;;[.K23];IF([.D23]=&quot;x&quot;;[.L23];IF([.E23]=&quot;x&quot;;[.M23];IF([.F23]=&quot;x&quot;;[.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=&quot;x&quot;;[.J24];IF([.C24]=&quot;x&quot;;[.K24];IF([.D24]=&quot;x&quot;;[.L24];IF([.E24]=&quot;x&quot;;[.M24];IF([.F24]=&quot;x&quot;;[.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5]=&quot;x&quot;;[.J25];IF([.C25]=&quot;x&quot;;[.K25];IF([.D25]=&quot;x&quot;;[.L25];IF([.E25]=&quot;x&quot;;[.M25];IF([.F25]=&quot;x&quot;;[.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=&quot;x&quot;;[.J26];IF([.C26]=&quot;x&quot;;[.K26];IF([.D26]=&quot;x&quot;;[.L26];IF([.E26]=&quot;x&quot;;[.M26];IF([.F26]=&quot;x&quot;;[.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7]=&quot;x&quot;;[.J27];IF([.C27]=&quot;x&quot;;[.K27];IF([.D27]=&quot;x&quot;;[.L27];IF([.E27]=&quot;x&quot;;[.M27];IF([.F27]=&quot;x&quot;;[.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8]=&quot;x&quot;;[.J28];IF([.C28]=&quot;x&quot;;[.K28];IF([.D28]=&quot;x&quot;;[.L28];IF([.E28]=&quot;x&quot;;[.M28];IF([.F28]=&quot;x&quot;;[.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9]=&quot;x&quot;;[.J29];IF([.C29]=&quot;x&quot;;[.K29];IF([.D29]=&quot;x&quot;;[.L29];IF([.E29]=&quot;x&quot;;[.M29];IF([.F29]=&quot;x&quot;;[.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=&quot;x&quot;;[.J30];IF([.C30]=&quot;x&quot;;[.K30];IF([.D30]=&quot;x&quot;;[.L30];IF([.E30]=&quot;x&quot;;[.M30];IF([.F30]=&quot;x&quot;;[.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1]=&quot;x&quot;;[.J31];IF([.C31]=&quot;x&quot;;[.K31];IF([.D31]=&quot;x&quot;;[.L31];IF([.E31]=&quot;x&quot;;[.M31];IF([.F31]=&quot;x&quot;;[.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=&quot;x&quot;;[.J32];IF([.C32]=&quot;x&quot;;[.K32];IF([.D32]=&quot;x&quot;;[.L32];IF([.E32]=&quot;x&quot;;[.M32];IF([.F32]=&quot;x&quot;;[.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3]=&quot;x&quot;;[.J33];IF([.C33]=&quot;x&quot;;[.K33];IF([.D33]=&quot;x&quot;;[.L33];IF([.E33]=&quot;x&quot;;[.M33];IF([.F33]=&quot;x&quot;;[.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4]=&quot;x&quot;;[.J34];IF([.C34]=&quot;x&quot;;[.K34];IF([.D34]=&quot;x&quot;;[.L34];IF([.E34]=&quot;x&quot;;[.M34];IF([.F34]=&quot;x&quot;;[.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5]=&quot;x&quot;;[.J35];IF([.C35]=&quot;x&quot;;[.K35];IF([.D35]=&quot;x&quot;;[.L35];IF([.E35]=&quot;x&quot;;[.M35];IF([.F35]=&quot;x&quot;;[.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=&quot;x&quot;;[.J36];IF([.C36]=&quot;x&quot;;[.K36];IF([.D36]=&quot;x&quot;;[.L36];IF([.E36]=&quot;x&quot;;[.M36];IF([.F36]=&quot;x&quot;;[.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7]=&quot;x&quot;;[.J37];IF([.C37]=&quot;x&quot;;[.K37];IF([.D37]=&quot;x&quot;;[.L37];IF([.E37]=&quot;x&quot;;[.M37];IF([.F37]=&quot;x&quot;;[.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8]=&quot;x&quot;;[.J38];IF([.C38]=&quot;x&quot;;[.K38];IF([.D38]=&quot;x&quot;;[.L38];IF([.E38]=&quot;x&quot;;[.M38];IF([.F38]=&quot;x&quot;;[.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9]=&quot;x&quot;;[.J39];IF([.C39]=&quot;x&quot;;[.K39];IF([.D39]=&quot;x&quot;;[.L39];IF([.E39]=&quot;x&quot;;[.M39];IF([.F39]=&quot;x&quot;;[.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&quot;x&quot;;[.J40];IF([.C40]=&quot;x&quot;;[.K40];IF([.D40]=&quot;x&quot;;[.L40];IF([.E40]=&quot;x&quot;;[.M40];IF([.F40]=&quot;x&quot;;[.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1]=&quot;x&quot;;[.J41];IF([.C41]=&quot;x&quot;;[.K41];IF([.D41]=&quot;x&quot;;[.L41];IF([.E41]=&quot;x&quot;;[.M41];IF([.F41]=&quot;x&quot;;[.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2]=&quot;x&quot;;[.J42];IF([.C42]=&quot;x&quot;;[.K42];IF([.D42]=&quot;x&quot;;[.L42];IF([.E42]=&quot;x&quot;;[.M42];IF([.F42]=&quot;x&quot;;[.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3]=&quot;x&quot;;[.J43];IF([.C43]=&quot;x&quot;;[.K43];IF([.D43]=&quot;x&quot;;[.L43];IF([.E43]=&quot;x&quot;;[.M43];IF([.F43]=&quot;x&quot;;[.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4]=&quot;x&quot;;[.J44];IF([.C44]=&quot;x&quot;;[.K44];IF([.D44]=&quot;x&quot;;[.L44];IF([.E44]=&quot;x&quot;;[.M44];IF([.F44]=&quot;x&quot;;[.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5]=&quot;x&quot;;[.J45];IF([.C45]=&quot;x&quot;;[.K45];IF([.D45]=&quot;x&quot;;[.L45];IF([.E45]=&quot;x&quot;;[.M45];IF([.F45]=&quot;x&quot;;[.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6]=&quot;x&quot;;[.J46];IF([.C46]=&quot;x&quot;;[.K46];IF([.D46]=&quot;x&quot;;[.L46];IF([.E46]=&quot;x&quot;;[.M46];IF([.F46]=&quot;x&quot;;[.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7]=&quot;x&quot;;[.J47];IF([.C47]=&quot;x&quot;;[.K47];IF([.D47]=&quot;x&quot;;[.L47];IF([.E47]=&quot;x&quot;;[.M47];IF([.F47]=&quot;x&quot;;[.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8]=&quot;x&quot;;[.J48];IF([.C48]=&quot;x&quot;;[.K48];IF([.D48]=&quot;x&quot;;[.L48];IF([.E48]=&quot;x&quot;;[.M48];IF([.F48]=&quot;x&quot;;[.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9]=&quot;x&quot;;[.J49];IF([.C49]=&quot;x&quot;;[.K49];IF([.D49]=&quot;x&quot;;[.L49];IF([.E49]=&quot;x&quot;;[.M49];IF([.F49]=&quot;x&quot;;[.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0]=&quot;x&quot;;[.J50];IF([.C50]=&quot;x&quot;;[.K50];IF([.D50]=&quot;x&quot;;[.L50];IF([.E50]=&quot;x&quot;;[.M50];IF([.F50]=&quot;x&quot;;[.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1]=&quot;x&quot;;[.J51];IF([.C51]=&quot;x&quot;;[.K51];IF([.D51]=&quot;x&quot;;[.L51];IF([.E51]=&quot;x&quot;;[.M51];IF([.F51]=&quot;x&quot;;[.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2]=&quot;x&quot;;[.J52];IF([.C52]=&quot;x&quot;;[.K52];IF([.D52]=&quot;x&quot;;[.L52];IF([.E52]=&quot;x&quot;;[.M52];IF([.F52]=&quot;x&quot;;[.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3]=&quot;x&quot;;[.J53];IF([.C53]=&quot;x&quot;;[.K53];IF([.D53]=&quot;x&quot;;[.L53];IF([.E53]=&quot;x&quot;;[.M53];IF([.F53]=&quot;x&quot;;[.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7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4]=&quot;x&quot;;[.J54];IF([.C54]=&quot;x&quot;;[.K54];IF([.D54]=&quot;x&quot;;[.L54];IF([.E54]=&quot;x&quot;;[.M54];IF([.F54]=&quot;x&quot;;[.N54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|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number-columns-repeated="6" office:value-type="string" calcext:value-type="string">
            <text:p>-----</text:p>
          </table:table-cell>
        </table:table-row>
        <table:table-row table:style-name="ro4">
          <table:table-cell table:number-columns-repeated="15"/>
        </table:table-row>
        <table:table-row table:style-name="ro4">
          <table:table-cell office:value-type="string" calcext:value-type="string">
            <text:p>Items downloaded from <text:span text:style-name="T2">https://ipip.ori.org/New_IPIP-50-item-scale.htm</text:span> on May 23, 2020</text:p>
          </table:table-cell>
          <table:table-cell table:number-columns-repeated="14"/>
        </table:table-row>
        <table:table-row table:style-name="ro4" table:number-rows-repeated="3">
          <table:table-cell table:number-columns-repeated="15"/>
        </table:table-row>
        <table:table-row table:style-name="ro4">
          <table:table-cell/>
          <table:table-cell table:style-name="ce8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1"/>
        </table:table-row>
        <table:table-row table:style-name="ro4" table:number-rows-repeated="1048507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1:43:45.596512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6T19:37:13.207046509</dc:date>
    <meta:editing-duration>PT11H19M29S</meta:editing-duration>
    <meta:editing-cycles>24</meta:editing-cycles>
    <meta:generator>LibreOffice/6.4.3.2$Linux_X86_64 LibreOffice_project/40$Build-2</meta:generator>
    <meta:document-statistic meta:table-count="1" meta:cell-count="562" meta:object-count="0"/>
  </office:meta>
</office:document-meta>
</file>